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fall 1.1 Huvudscenario registrera service</text:h>
      <text:list xml:id="list27622803" text:style-name="L1">
        <text:list-item>
          <text:p text:style-name="P1">Öppna systemets kalender</text:p>
        </text:list-item>
        <text:list-item>
          <text:p text:style-name="P1">Välj tid</text:p>
        </text:list-item>
        <text:list-item>
          <text:p text:style-name="P1">Kundinformation: Namn = Lasse, Registernr = ÅLS 123, Serviceåtgärd: Oljebyte</text:p>
        </text:list-item>
        <text:list-item>
          <text:p text:style-name="P1">Bekräfta bokning</text:p>
        </text:list-item>
        <text:list-item>
          <text:p text:style-name="P1">Öppna mekanikerns schema</text:p>
        </text:list-item>
        <text:list-item>
          <text:p text:style-name="P1">Uppdaterat schema visas</text:p>
        </text:list-item>
        <text:list-item>
          <text:p text:style-name="P1">Lyckad registrering av service</text:p>
        </text:list-item>
      </text:list>
      <text:h text:style-name="Heading_20_1" text:outline-level="1">Testfall 1.2 Alt scenario 2a inga lediga tider</text:h>
      <text:list xml:id="list27675427" text:style-name="L2">
        <text:list-item>
          <text:p text:style-name="P2">Repetera 1.1 tills en dag är fullbokad</text:p>
        </text:list-item>
        <text:list-item>
          <text:p text:style-name="P2">Öppna systemets kalender</text:p>
        </text:list-item>
        <text:list-item>
          <text:p text:style-name="P2">Gör sökning på fullbokat datum</text:p>
        </text:list-item>
        <text:list-item>
          <text:p text:style-name="P2">Systemet raporterar att det inte finns någon ledig tid</text:p>
        </text:list-item>
        <text:list-item>
          <text:p text:style-name="P2">Lyckad presentation av inga lediga tider</text:p>
        </text:list-item>
      </text:list>
      <text:h text:style-name="Heading_20_1" text:outline-level="1">Testfall 1.3 Alt scenario 6a Kund saknas i registret</text:h>
      <text:list xml:id="list28199134" text:style-name="L3">
        <text:list-item>
          <text:p text:style-name="P3">Öppna systemets kalender</text:p>
        </text:list-item>
        <text:list-item>
          <text:p text:style-name="P3">Välj tid</text:p>
        </text:list-item>
        <text:list-item>
          <text:p text:style-name="P3">Kundinformation: Namn = Test Lasse, Registernr = ÅLS 000, Serviceåtgärd: Oljebyte</text:p>
        </text:list-item>
        <text:list-item>
          <text:p text:style-name="P3">Systemet rapporterar att kund ej finns med i registret och begär servicebokaren registrera ny kund</text:p>
        </text:list-item>
        <text:list-item>
          <text:p text:style-name="P3">Lyckad begäran av ny kundregistrer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FI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19T07:36:07.30</meta:creation-date>
    <dc:date>2013-12-19T08:10:44.27</dc:date>
    <meta:editing-duration>PT00H34M39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1" meta:paragraph-count="20" meta:word-count="132" meta:character-count="812"/>
  </office:meta>
</office:document-meta>
</file>